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3728in"/>
    </style:style>
    <style:style style:name="co3" style:family="table-column">
      <style:table-column-properties fo:break-before="auto" style:column-width="9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lst.E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6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>
            <text:p>Tue 31 Mar 2009 08:41:11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14 PM CEST Unrecognized access from 77.162.141.188:61179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1:20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1:25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25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27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30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34 PM CEST Unrecognized access from 71.186.65.172:50710 to UDP port 13871</text:p>
          </table:table-cell>
        </table:table-row>
        <table:table-row table:style-name="ro1">
          <table:table-cell table:number-columns-repeated="2"/>
          <table:table-cell office:value-type="string">
            <text:p>Tue 31 Mar 2009 08:41:36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1:36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41:39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1:43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41:49 PM CEST Unrecognized access from 71.186.65.172:50710 to UDP port 13871</text:p>
          </table:table-cell>
        </table:table-row>
        <table:table-row table:style-name="ro1">
          <table:table-cell table:number-columns-repeated="2"/>
          <table:table-cell office:value-type="string">
            <text:p>Tue 31 Mar 2009 08:41:55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2:08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2:09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2:25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2:29 PM CEST Unrecognized access from 77.162.141.188:62289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2:29 PM CEST Unrecognized access from 77.162.141.188:62289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2:37 PM CEST Unrecognized access from 84.255.203.90:65530 to UDP port 64279</text:p>
          </table:table-cell>
        </table:table-row>
        <table:table-row table:style-name="ro1">
          <table:table-cell table:number-columns-repeated="2"/>
          <table:table-cell office:value-type="string">
            <text:p>Tue 31 Mar 2009 08:42:41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42:43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2:43 PM CEST Unrecognized access from 71.186.65.172:50710 to UDP port 13871</text:p>
          </table:table-cell>
        </table:table-row>
        <table:table-row table:style-name="ro1">
          <table:table-cell table:number-columns-repeated="2"/>
          <table:table-cell office:value-type="string">
            <text:p>Tue 31 Mar 2009 08:42:48 PM CEST Unrecognized access from 62.178.32.210:4262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42:58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2:59 PM CEST Unrecognized access from 85.72.138.131:18824 to UDP port 64279</text:p>
          </table:table-cell>
        </table:table-row>
        <table:table-row table:style-name="ro1">
          <table:table-cell table:number-columns-repeated="2"/>
          <table:table-cell office:value-type="string">
            <text:p>Tue 31 Mar 2009 08:43:01 PM CEST Unrecognized access from 68.80.93.185:47705 to UDP port 47701</text:p>
          </table:table-cell>
        </table:table-row>
        <table:table-row table:style-name="ro1">
          <table:table-cell table:number-columns-repeated="2"/>
          <table:table-cell office:value-type="string">
            <text:p>Tue 31 Mar 2009 08:43:05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3:07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3:07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3:2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3:33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3:38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3:40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3:40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43:41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43:43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43:53 PM CEST Unrecognized access from 79.186.212.150:11520 to UDP port 62963</text:p>
          </table:table-cell>
        </table:table-row>
        <table:table-row table:style-name="ro1">
          <table:table-cell table:number-columns-repeated="2"/>
          <table:table-cell office:value-type="string">
            <text:p>Tue 31 Mar 2009 08:43:55 PM CEST Unrecognized access from 89.159.160.67:64378 to UDP port 64378</text:p>
          </table:table-cell>
        </table:table-row>
        <table:table-row table:style-name="ro1">
          <table:table-cell table:number-columns-repeated="2"/>
          <table:table-cell office:value-type="string">
            <text:p>Tue 31 Mar 2009 08:43:58 PM CEST Unrecognized access from 89.159.160.67:64378 to UDP port 64378</text:p>
          </table:table-cell>
        </table:table-row>
        <table:table-row table:style-name="ro1">
          <table:table-cell table:number-columns-repeated="2"/>
          <table:table-cell office:value-type="string">
            <text:p>Tue 31 Mar 2009 08:43:59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4:01 PM CEST Unrecognized access from 125.65.109.240:6000 to TCP port 1433</text:p>
          </table:table-cell>
        </table:table-row>
        <table:table-row table:style-name="ro1">
          <table:table-cell table:number-columns-repeated="2"/>
          <table:table-cell office:value-type="string">
            <text:p>Tue 31 Mar 2009 08:44:15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4:16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4:28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44:41 PM CEST Unrecognized access from 62.178.32.210:4407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44:44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4:5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5:16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5:1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5:28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45:3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5:33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5:38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45:41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45:4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5:45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5:45 PM CEST Unrecognized access from 77.162.141.188:64158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6:0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6:1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6:24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6:24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6:27 PM CEST Unrecognized access from 68.201.100.180:61949 to UDP port 61949</text:p>
          </table:table-cell>
        </table:table-row>
        <table:table-row table:style-name="ro1">
          <table:table-cell table:number-columns-repeated="2"/>
          <table:table-cell office:value-type="string">
            <text:p>Tue 31 Mar 2009 08:46:27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46:28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6:41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46:4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6:45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6:59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6:5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7:2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7:38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47:40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7:46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7:49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47:55 PM CEST Unrecognized access from 71.186.65.172:50710 to UDP port 13871</text:p>
          </table:table-cell>
        </table:table-row>
        <table:table-row table:style-name="ro1">
          <table:table-cell table:number-columns-repeated="2"/>
          <table:table-cell office:value-type="string">
            <text:p>Tue 31 Mar 2009 08:47:57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7:59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48:11 PM CEST Unrecognized access from 86.217.73.197:53322 to UDP port 53322</text:p>
          </table:table-cell>
        </table:table-row>
        <table:table-row table:style-name="ro1">
          <table:table-cell table:number-columns-repeated="2"/>
          <table:table-cell office:value-type="string">
            <text:p>Tue 31 Mar 2009 08:48:13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8:14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8:16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8:17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8:23 PM CEST Unrecognized access from 202.97.238.240:52615 to UDP port 1027</text:p>
          </table:table-cell>
        </table:table-row>
        <table:table-row table:style-name="ro1">
          <table:table-cell table:number-columns-repeated="2"/>
          <table:table-cell office:value-type="string">
            <text:p>Tue 31 Mar 2009 08:48:23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8:24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8:28 PM CEST Unrecognized access from 89.159.160.67:64378 to UDP port 64378</text:p>
          </table:table-cell>
        </table:table-row>
        <table:table-row table:style-name="ro1">
          <table:table-cell table:number-columns-repeated="2"/>
          <table:table-cell office:value-type="string">
            <text:p>Tue 31 Mar 2009 08:48:31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8:32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8:43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8:51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48:54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48:55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8:58 PM CEST Unrecognized access from 62.178.218.164:3443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48:58 PM CEST Unrecognized access from 86.68.252.246:38244 to TCP port 0</text:p>
          </table:table-cell>
        </table:table-row>
        <table:table-row table:style-name="ro1">
          <table:table-cell table:number-columns-repeated="2"/>
          <table:table-cell office:value-type="string">
            <text:p>Tue 31 Mar 2009 08:49:01 PM CEST Unrecognized access from 86.68.252.246:38244 to TCP port 0</text:p>
          </table:table-cell>
        </table:table-row>
        <table:table-row table:style-name="ro1">
          <table:table-cell table:number-columns-repeated="2"/>
          <table:table-cell office:value-type="string">
            <text:p>Tue 31 Mar 2009 08:49:05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9:07 PM CEST Unrecognized access from 86.68.252.246:38244 to TCP port 0</text:p>
          </table:table-cell>
        </table:table-row>
        <table:table-row table:style-name="ro1">
          <table:table-cell table:number-columns-repeated="2"/>
          <table:table-cell office:value-type="string">
            <text:p>Tue 31 Mar 2009 08:49:09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9:1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9:14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49:2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9:32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9:3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49:39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49:41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9:41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49:48 PM CEST Unrecognized access from 77.162.141.188:4954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49:49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50:07 PM CEST Unrecognized access from 62.178.152.19:2738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50:07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0:15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0:29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0:3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0:39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0:58 PM CEST Unrecognized access from 89.159.160.67:64378 to UDP port 64378</text:p>
          </table:table-cell>
        </table:table-row>
        <table:table-row table:style-name="ro1">
          <table:table-cell table:number-columns-repeated="2"/>
          <table:table-cell office:value-type="string">
            <text:p>Tue 31 Mar 2009 08:50:59 PM CEST Unrecognized access from 62.178.152.19:3287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51:01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1:17 PM CEST Unrecognized access from 62.178.15.70:2302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51:31 PM CEST Unrecognized access from 77.162.141.188:51333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51:33 PM CEST Unrecognized access from 77.162.141.188:51333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51:4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1:43 PM CEST Unrecognized access from 68.80.93.185:48097 to UDP port 47701</text:p>
          </table:table-cell>
        </table:table-row>
        <table:table-row table:style-name="ro1">
          <table:table-cell table:number-columns-repeated="2"/>
          <table:table-cell office:value-type="string">
            <text:p>Tue 31 Mar 2009 08:51:46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51:5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1:53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52:01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2:05 PM CEST Unrecognized access from 62.163.64.25:45750 to UDP port 45750</text:p>
          </table:table-cell>
        </table:table-row>
        <table:table-row table:style-name="ro1">
          <table:table-cell table:number-columns-repeated="2"/>
          <table:table-cell office:value-type="string">
            <text:p>Tue 31 Mar 2009 08:52:09 PM CEST Unrecognized access from 84.255.203.90:65530 to UDP port 64279</text:p>
          </table:table-cell>
        </table:table-row>
        <table:table-row table:style-name="ro1">
          <table:table-cell table:number-columns-repeated="2"/>
          <table:table-cell office:value-type="string">
            <text:p>Tue 31 Mar 2009 08:52:09 PM CEST Unrecognized access from 210.21.235.10:6766 to UDP port 19500</text:p>
          </table:table-cell>
        </table:table-row>
        <table:table-row table:style-name="ro1">
          <table:table-cell table:number-columns-repeated="2"/>
          <table:table-cell office:value-type="string">
            <text:p>Tue 31 Mar 2009 08:52:28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2:31 PM CEST Unrecognized access from 77.162.141.188:51333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52:36 PM CEST Unrecognized access from 62.194.212.242:32459 to UDP port 0</text:p>
          </table:table-cell>
        </table:table-row>
        <table:table-row table:style-name="ro1">
          <table:table-cell table:number-columns-repeated="2"/>
          <table:table-cell office:value-type="string">
            <text:p>Tue 31 Mar 2009 08:52:36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2:37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2:37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2:43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2:47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2:49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2:51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2:58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52:58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53:00 PM CEST Unrecognized access from 84.78.109.140:4663 to UDP port 4663</text:p>
          </table:table-cell>
        </table:table-row>
        <table:table-row table:style-name="ro1">
          <table:table-cell table:number-columns-repeated="2"/>
          <table:table-cell office:value-type="string">
            <text:p>Tue 31 Mar 2009 08:53:02 PM CEST Unrecognized access from 62.178.15.70:3498 to TCP port 139</text:p>
          </table:table-cell>
        </table:table-row>
        <table:table-row table:style-name="ro1">
          <table:table-cell table:number-columns-repeated="2"/>
          <table:table-cell office:value-type="string">
            <text:p>Tue 31 Mar 2009 08:53:0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3:10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3:21 PM CEST Unrecognized access from 84.58.208.62:22221 to UDP port 22221</text:p>
          </table:table-cell>
        </table:table-row>
        <table:table-row table:style-name="ro1">
          <table:table-cell table:number-columns-repeated="2"/>
          <table:table-cell office:value-type="string">
            <text:p>Tue 31 Mar 2009 08:53:25 PM CEST Unrecognized access from 88.207.30.200:61091 to UDP port 16057</text:p>
          </table:table-cell>
        </table:table-row>
        <table:table-row table:style-name="ro1">
          <table:table-cell table:number-columns-repeated="2"/>
          <table:table-cell office:value-type="string">
            <text:p>Tue 31 Mar 2009 08:53:39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53:44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53:46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54:42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4:45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54:52 PM CEST Unrecognized access from 212.225.192.80:1051 to UDP port 12730</text:p>
          </table:table-cell>
        </table:table-row>
        <table:table-row table:style-name="ro1">
          <table:table-cell table:number-columns-repeated="2"/>
          <table:table-cell office:value-type="string">
            <text:p>Tue 31 Mar 2009 08:54:59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5:04 PM CEST Unrecognized access from 96.248.88.251:44833 to UDP port 44833</text:p>
          </table:table-cell>
        </table:table-row>
        <table:table-row table:style-name="ro1">
          <table:table-cell table:number-columns-repeated="2"/>
          <table:table-cell office:value-type="string">
            <text:p>Tue 31 Mar 2009 08:55:05 PM CEST Unrecognized access from 96.48.181.23:24145 to UDP port 24145</text:p>
          </table:table-cell>
        </table:table-row>
        <table:table-row table:style-name="ro1">
          <table:table-cell table:number-columns-repeated="2"/>
          <table:table-cell office:value-type="string">
            <text:p>Tue 31 Mar 2009 08:55:08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5:14 PM CEST Unrecognized access from 202.72.162.44:18379 to UDP port 18379</text:p>
          </table:table-cell>
        </table:table-row>
        <table:table-row table:style-name="ro1">
          <table:table-cell table:number-columns-repeated="2"/>
          <table:table-cell office:value-type="string">
            <text:p>Tue 31 Mar 2009 08:55:23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5:53 PM CEST Unrecognized access from 89.159.160.67:64378 to UDP port 64378</text:p>
          </table:table-cell>
        </table:table-row>
        <table:table-row table:style-name="ro1">
          <table:table-cell table:number-columns-repeated="2"/>
          <table:table-cell office:value-type="string">
            <text:p>Tue 31 Mar 2009 08:56:07 PM CEST Unrecognized access from 210.21.235.10:6766 to UDP port 19500</text:p>
          </table:table-cell>
        </table:table-row>
        <table:table-row table:style-name="ro1">
          <table:table-cell table:number-columns-repeated="2"/>
          <table:table-cell office:value-type="string">
            <text:p>Tue 31 Mar 2009 08:56:08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56:12 PM CEST Unrecognized access from 89.78.174.224:55707 to UDP port 55707</text:p>
          </table:table-cell>
        </table:table-row>
        <table:table-row table:style-name="ro1">
          <table:table-cell table:number-columns-repeated="2"/>
          <table:table-cell office:value-type="string">
            <text:p>Tue 31 Mar 2009 08:56:33 PM CEST Unrecognized access from 77.162.141.188:55105 to UDP port 57244</text:p>
          </table:table-cell>
        </table:table-row>
        <table:table-row table:style-name="ro1">
          <table:table-cell table:number-columns-repeated="2"/>
          <table:table-cell office:value-type="string">
            <text:p>Tue 31 Mar 2009 08:56:38 PM CEST Unrecognized access from 201.81.242.215:26731 to UDP port 26731</text:p>
          </table:table-cell>
        </table:table-row>
        <table:table-row table:style-name="ro1">
          <table:table-cell table:number-columns-repeated="2"/>
          <table:table-cell office:value-type="string">
            <text:p>Tue 31 Mar 2009 08:56:38 PM CEST Unrecognized access from 91.154.87.30:41919 to TCP port 0</text:p>
          </table:table-cell>
        </table:table-row>
      </table:table>
      <table:table table:name="lst.F" table:style-name="ta1" table:print="false">
        <table:table-column table:style-name="co3" table:default-cell-style-name="ce1"/>
        <table:table-row table:style-name="ro1">
          <table:table-cell table:style-name="Default"/>
        </table:table-row>
        <table:table-row table:style-name="ro1">
          <table:table-cell office:value-type="string">
            <text:p>Wed 01 Apr 2009 04:45:54 AM CEST Unrecognized access from 80.190.241.186:33495 to TCP port 25</text:p>
          </table:table-cell>
        </table:table-row>
        <table:table-row table:style-name="ro1">
          <table:table-cell office:value-type="string">
            <text:p>Wed 01 Apr 2009 04:46:00 AM CEST Unrecognized access from 80.190.241.186:33495 to TCP port 25</text:p>
          </table:table-cell>
        </table:table-row>
        <table:table-row table:style-name="ro1">
          <table:table-cell office:value-type="string">
            <text:p>Wed 01 Apr 2009 04:46:01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46:0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46:10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46:12 AM CEST Unrecognized access from 80.190.241.186:33495 to TCP port 25</text:p>
          </table:table-cell>
        </table:table-row>
        <table:table-row table:style-name="ro1">
          <table:table-cell office:value-type="string">
            <text:p>Wed 01 Apr 2009 04:46:20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46:24 AM CEST Unrecognized access from 77.162.141.188:64152 to UDP port 57244</text:p>
          </table:table-cell>
        </table:table-row>
        <table:table-row table:style-name="ro1">
          <table:table-cell office:value-type="string">
            <text:p>Wed 01 Apr 2009 04:46:46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47:01 AM CEST Unrecognized access from 71.186.65.172:50710 to UDP port 13871</text:p>
          </table:table-cell>
        </table:table-row>
        <table:table-row table:style-name="ro1">
          <table:table-cell office:value-type="string">
            <text:p>Wed 01 Apr 2009 04:47:0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47:0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47:18 AM CEST Unrecognized access from 88.207.120.229:61092 to UDP port 16057</text:p>
          </table:table-cell>
        </table:table-row>
        <table:table-row table:style-name="ro1">
          <table:table-cell office:value-type="string">
            <text:p>Wed 01 Apr 2009 04:47:37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47:50 AM CEST Unrecognized access from 41.136.143.254:33083 to UDP port 0</text:p>
          </table:table-cell>
        </table:table-row>
        <table:table-row table:style-name="ro1">
          <table:table-cell office:value-type="string">
            <text:p>Wed 01 Apr 2009 04:47:57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48:29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48:33 AM CEST Unrecognized access from 88.207.120.229:61092 to UDP port 16057</text:p>
          </table:table-cell>
        </table:table-row>
        <table:table-row table:style-name="ro1">
          <table:table-cell office:value-type="string">
            <text:p>Wed 01 Apr 2009 04:48:35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48:38 AM CEST Unrecognized access from 88.207.120.229:61092 to UDP port 16057</text:p>
          </table:table-cell>
        </table:table-row>
        <table:table-row table:style-name="ro1">
          <table:table-cell office:value-type="string">
            <text:p>Wed 01 Apr 2009 04:48:39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48:41 AM CEST Unrecognized access from 81.198.149.4:2172 to TCP port 18900</text:p>
          </table:table-cell>
        </table:table-row>
        <table:table-row table:style-name="ro1">
          <table:table-cell office:value-type="string">
            <text:p>Wed 01 Apr 2009 04:48:44 AM CEST Unrecognized access from 81.198.149.4:2172 to TCP port 18900</text:p>
          </table:table-cell>
        </table:table-row>
        <table:table-row table:style-name="ro1">
          <table:table-cell office:value-type="string">
            <text:p>Wed 01 Apr 2009 04:48:50 AM CEST Unrecognized access from 81.198.149.4:2172 to TCP port 18900</text:p>
          </table:table-cell>
        </table:table-row>
        <table:table-row table:style-name="ro1">
          <table:table-cell office:value-type="string">
            <text:p>Wed 01 Apr 2009 04:48:51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48:52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49:00 AM CEST Unrecognized access from 86.68.252.246:43540 to TCP port 0</text:p>
          </table:table-cell>
        </table:table-row>
        <table:table-row table:style-name="ro1">
          <table:table-cell office:value-type="string">
            <text:p>Wed 01 Apr 2009 04:49:02 AM CEST Unrecognized access from 217.16.68.240:56544 to TCP port 0</text:p>
          </table:table-cell>
        </table:table-row>
        <table:table-row table:style-name="ro1">
          <table:table-cell office:value-type="string">
            <text:p>Wed 01 Apr 2009 04:49:03 AM CEST Unrecognized access from 86.68.252.246:43540 to TCP port 0</text:p>
          </table:table-cell>
        </table:table-row>
        <table:table-row table:style-name="ro1">
          <table:table-cell office:value-type="string">
            <text:p>Wed 01 Apr 2009 04:49:04 AM CEST Unrecognized access from 89.78.174.224:55707 to UDP port 55707</text:p>
          </table:table-cell>
        </table:table-row>
        <table:table-row table:style-name="ro1">
          <table:table-cell office:value-type="string">
            <text:p>Wed 01 Apr 2009 04:49:05 AM CEST Unrecognized access from 217.16.68.240:56544 to TCP port 0</text:p>
          </table:table-cell>
        </table:table-row>
        <table:table-row table:style-name="ro1">
          <table:table-cell office:value-type="string">
            <text:p>Wed 01 Apr 2009 04:49:08 AM CEST Unrecognized access from 24.185.160.56:45591 to TCP port 0</text:p>
          </table:table-cell>
        </table:table-row>
        <table:table-row table:style-name="ro1">
          <table:table-cell office:value-type="string">
            <text:p>Wed 01 Apr 2009 04:49:09 AM CEST Unrecognized access from 84.255.203.90:65530 to UDP port 64279</text:p>
          </table:table-cell>
        </table:table-row>
        <table:table-row table:style-name="ro1">
          <table:table-cell office:value-type="string">
            <text:p>Wed 01 Apr 2009 04:49:09 AM CEST Unrecognized access from 86.68.252.246:43540 to TCP port 0</text:p>
          </table:table-cell>
        </table:table-row>
        <table:table-row table:style-name="ro1">
          <table:table-cell office:value-type="string">
            <text:p>Wed 01 Apr 2009 04:49:11 AM CEST Unrecognized access from 217.16.68.240:56544 to TCP port 0</text:p>
          </table:table-cell>
        </table:table-row>
        <table:table-row table:style-name="ro1">
          <table:table-cell office:value-type="string">
            <text:p>Wed 01 Apr 2009 04:49:11 AM CEST Unrecognized access from 24.185.160.56:45591 to TCP port 0</text:p>
          </table:table-cell>
        </table:table-row>
        <table:table-row table:style-name="ro1">
          <table:table-cell office:value-type="string">
            <text:p>Wed 01 Apr 2009 04:49:14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49:17 AM CEST Unrecognized access from 24.185.160.56:45591 to TCP port 0</text:p>
          </table:table-cell>
        </table:table-row>
        <table:table-row table:style-name="ro1">
          <table:table-cell office:value-type="string">
            <text:p>Wed 01 Apr 2009 04:49:1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49:21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49:28 AM CEST Unrecognized access from 24.185.160.56:45646 to TCP port 0</text:p>
          </table:table-cell>
        </table:table-row>
        <table:table-row table:style-name="ro1">
          <table:table-cell office:value-type="string">
            <text:p>Wed 01 Apr 2009 04:49:31 AM CEST Unrecognized access from 24.185.160.56:45646 to TCP port 0</text:p>
          </table:table-cell>
        </table:table-row>
        <table:table-row table:style-name="ro1">
          <table:table-cell office:value-type="string">
            <text:p>Wed 01 Apr 2009 04:49:37 AM CEST Unrecognized access from 24.185.160.56:45646 to TCP port 0</text:p>
          </table:table-cell>
        </table:table-row>
        <table:table-row table:style-name="ro1">
          <table:table-cell office:value-type="string">
            <text:p>Wed 01 Apr 2009 04:49:3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49:47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49:59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0:00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0:01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0:02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50:03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50:04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0:14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0:2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0:3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0:33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0:45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0:45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0:47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0:47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50:47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0:55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0:5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0:57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50:58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1:01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1:03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1:04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1:07 AM CEST Unrecognized access from 71.186.65.172:50710 to UDP port 13871</text:p>
          </table:table-cell>
        </table:table-row>
        <table:table-row table:style-name="ro1">
          <table:table-cell office:value-type="string">
            <text:p>Wed 01 Apr 2009 04:51:10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1:11 AM CEST Unrecognized access from 62.163.64.25:45750 to UDP port 45750</text:p>
          </table:table-cell>
        </table:table-row>
        <table:table-row table:style-name="ro1">
          <table:table-cell office:value-type="string">
            <text:p>Wed 01 Apr 2009 04:51:1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1:14 AM CEST Unrecognized access from 24.10.81.5:4988 to TCP port 18900</text:p>
          </table:table-cell>
        </table:table-row>
        <table:table-row table:style-name="ro1">
          <table:table-cell office:value-type="string">
            <text:p>Wed 01 Apr 2009 04:51:16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1:17 AM CEST Unrecognized access from 24.10.81.5:4988 to TCP port 18900</text:p>
          </table:table-cell>
        </table:table-row>
        <table:table-row table:style-name="ro1">
          <table:table-cell office:value-type="string">
            <text:p>Wed 01 Apr 2009 04:51:1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1:21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1:22 AM CEST Unrecognized access from 74.192.34.45:24558 to UDP port 0</text:p>
          </table:table-cell>
        </table:table-row>
        <table:table-row table:style-name="ro1">
          <table:table-cell office:value-type="string">
            <text:p>Wed 01 Apr 2009 04:51:23 AM CEST Unrecognized access from 24.10.81.5:4988 to TCP port 18900</text:p>
          </table:table-cell>
        </table:table-row>
        <table:table-row table:style-name="ro1">
          <table:table-cell office:value-type="string">
            <text:p>Wed 01 Apr 2009 04:51:2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1:29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1:31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1:40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1:42 AM CEST Unrecognized access from 62.163.64.25:45750 to UDP port 45750</text:p>
          </table:table-cell>
        </table:table-row>
        <table:table-row table:style-name="ro1">
          <table:table-cell office:value-type="string">
            <text:p>Wed 01 Apr 2009 04:51:45 AM CEST Unrecognized access from 77.162.141.188:49503 to UDP port 57244</text:p>
          </table:table-cell>
        </table:table-row>
        <table:table-row table:style-name="ro1">
          <table:table-cell office:value-type="string">
            <text:p>Wed 01 Apr 2009 04:51:45 AM CEST Unrecognized access from 195.226.227.100:20288 to UDP port 20288</text:p>
          </table:table-cell>
        </table:table-row>
        <table:table-row table:style-name="ro1">
          <table:table-cell office:value-type="string">
            <text:p>Wed 01 Apr 2009 04:51:4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1:57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51:58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51:5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2:03 AM CEST Unrecognized access from 75.121.144.189:50003 to UDP port 33060</text:p>
          </table:table-cell>
        </table:table-row>
        <table:table-row table:style-name="ro1">
          <table:table-cell office:value-type="string">
            <text:p>Wed 01 Apr 2009 04:52:1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2:2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2:2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2:28 AM CEST Unrecognized access from 89.238.150.134:51496 to TCP port 0</text:p>
          </table:table-cell>
        </table:table-row>
        <table:table-row table:style-name="ro1">
          <table:table-cell office:value-type="string">
            <text:p>Wed 01 Apr 2009 04:52:28 AM CEST Unrecognized access from 88.207.120.229:61092 to UDP port 16057</text:p>
          </table:table-cell>
        </table:table-row>
        <table:table-row table:style-name="ro1">
          <table:table-cell office:value-type="string">
            <text:p>Wed 01 Apr 2009 04:52:30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2:33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2:36 AM CEST Unrecognized access from 210.21.235.10:6766 to UDP port 19500</text:p>
          </table:table-cell>
        </table:table-row>
        <table:table-row table:style-name="ro1">
          <table:table-cell office:value-type="string">
            <text:p>Wed 01 Apr 2009 04:52:39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2:51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2:57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2:5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2:59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3:0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3:0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3:15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3:15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3:16 AM CEST Unrecognized access from 62.163.64.25:45750 to UDP port 45750</text:p>
          </table:table-cell>
        </table:table-row>
        <table:table-row table:style-name="ro1">
          <table:table-cell office:value-type="string">
            <text:p>Wed 01 Apr 2009 04:53:1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3:2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3:3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3:3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3:32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3:3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3:37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3:4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3:4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3:49 AM CEST Unrecognized access from 210.126.215.254:1055 to UDP port 1434</text:p>
          </table:table-cell>
        </table:table-row>
        <table:table-row table:style-name="ro1">
          <table:table-cell office:value-type="string">
            <text:p>Wed 01 Apr 2009 04:53:50 AM CEST Unrecognized access from 84.255.203.90:65530 to UDP port 64279</text:p>
          </table:table-cell>
        </table:table-row>
        <table:table-row table:style-name="ro1">
          <table:table-cell office:value-type="string">
            <text:p>Wed 01 Apr 2009 04:53:55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3:57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53:59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4:03 AM CEST Unrecognized access from 89.238.155.172:57165 to TCP port 0</text:p>
          </table:table-cell>
        </table:table-row>
        <table:table-row table:style-name="ro1">
          <table:table-cell office:value-type="string">
            <text:p>Wed 01 Apr 2009 04:54:05 AM CEST Unrecognized access from 68.80.93.185:47716 to UDP port 47701</text:p>
          </table:table-cell>
        </table:table-row>
        <table:table-row table:style-name="ro1">
          <table:table-cell office:value-type="string">
            <text:p>Wed 01 Apr 2009 04:54:16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4:24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4:35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4:40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4:44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4:48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5:07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5:17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55:3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5:3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5:43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5:43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5:45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5:47 AM CEST Unrecognized access from 201.81.242.215:26731 to UDP port 26731</text:p>
          </table:table-cell>
        </table:table-row>
        <table:table-row table:style-name="ro1">
          <table:table-cell office:value-type="string">
            <text:p>Wed 01 Apr 2009 04:55:53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5:57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6:0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6:02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6:02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6:07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6:15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6:29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6:3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6:3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6:32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6:34 AM CEST Unrecognized access from 75.121.144.189:50003 to UDP port 33060</text:p>
          </table:table-cell>
        </table:table-row>
        <table:table-row table:style-name="ro1">
          <table:table-cell office:value-type="string">
            <text:p>Wed 01 Apr 2009 04:56:49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6:51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6:52 AM CEST Unrecognized access from 96.248.88.251:44833 to UDP port 44833</text:p>
          </table:table-cell>
        </table:table-row>
        <table:table-row table:style-name="ro1">
          <table:table-cell office:value-type="string">
            <text:p>Wed 01 Apr 2009 04:57:11 AM CEST Unrecognized access from 142.167.97.30:60273 to TCP port 18900</text:p>
          </table:table-cell>
        </table:table-row>
        <table:table-row table:style-name="ro1">
          <table:table-cell office:value-type="string">
            <text:p>Wed 01 Apr 2009 04:57:14 AM CEST Unrecognized access from 142.167.97.30:60273 to TCP port 18900</text:p>
          </table:table-cell>
        </table:table-row>
        <table:table-row table:style-name="ro1">
          <table:table-cell office:value-type="string">
            <text:p>Wed 01 Apr 2009 04:57:16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7:17 AM CEST Unrecognized access from 210.21.235.10:6766 to UDP port 19500</text:p>
          </table:table-cell>
        </table:table-row>
        <table:table-row table:style-name="ro1">
          <table:table-cell office:value-type="string">
            <text:p>Wed 01 Apr 2009 04:57:1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7:20 AM CEST Unrecognized access from 142.167.97.30:60273 to TCP port 18900</text:p>
          </table:table-cell>
        </table:table-row>
        <table:table-row table:style-name="ro1">
          <table:table-cell office:value-type="string">
            <text:p>Wed 01 Apr 2009 04:57:23 AM CEST Unrecognized access from 75.121.144.189:50003 to UDP port 33060</text:p>
          </table:table-cell>
        </table:table-row>
        <table:table-row table:style-name="ro1">
          <table:table-cell office:value-type="string">
            <text:p>Wed 01 Apr 2009 04:57:30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7:32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7:44 AM CEST Unrecognized access from 24.225.95.153:47767 to UDP port 47767</text:p>
          </table:table-cell>
        </table:table-row>
        <table:table-row table:style-name="ro1">
          <table:table-cell office:value-type="string">
            <text:p>Wed 01 Apr 2009 04:57:57 AM CEST Unrecognized access from 84.58.208.62:22221 to UDP port 22221</text:p>
          </table:table-cell>
        </table:table-row>
        <table:table-row table:style-name="ro1">
          <table:table-cell office:value-type="string">
            <text:p>Wed 01 Apr 2009 04:58:02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8:16 AM CEST Unrecognized access from 202.72.162.44:18379 to UDP port 18379</text:p>
          </table:table-cell>
        </table:table-row>
        <table:table-row table:style-name="ro1">
          <table:table-cell office:value-type="string">
            <text:p>Wed 01 Apr 2009 04:58:18 AM CEST Unrecognized access from 212.225.192.80:1051 to UDP port 12730</text:p>
          </table:table-cell>
        </table:table-row>
        <table:table-row table:style-name="ro1">
          <table:table-cell office:value-type="string">
            <text:p>Wed 01 Apr 2009 04:58:25 AM CEST Unrecognized access from 77.162.141.188:52909 to UDP port 57244</text:p>
          </table:table-cell>
        </table:table-row>
        <table:table-row table:style-name="ro1">
          <table:table-cell office:value-type="string">
            <text:p>Wed 01 Apr 2009 04:58:29 AM CEST 10.251.41.54 login successful</text:p>
          </table:table-cell>
        </table:table-row>
        <table:table-row table:style-name="ro1">
          <table:table-cell office:value-type="string">
            <text:p>Wed 01 Apr 2009 04:58:29 AM CEST Unrecognized access from 24.116.87.228:56132 to TCP port 18900</text:p>
          </table:table-cell>
        </table:table-row>
        <table:table-row table:style-name="ro1">
          <table:table-cell office:value-type="string">
            <text:p>Wed 01 Apr 2009 04:58:32 AM CEST Unrecognized access from 24.116.87.228:56132 to TCP port 189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7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20:57:27</meta:creation-date>
    <dc:date>2009-04-01T17:50:57</dc:date>
    <meta:editing-duration>PT20H35M22S</meta:editing-duration>
    <meta:editing-cycles>3</meta:editing-cycles>
    <meta:generator>OpenOffice.org/3.0$Unix OpenOffice.org_project/300m15$Build-9379</meta:generator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